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4126*"/>
    </style:style>
    <style:style style:name="Table3.B" style:family="table-column">
      <style:table-column-properties style:column-width="5.394cm" style:rel-column-width="3058*"/>
    </style:style>
    <style:style style:name="Table3.C" style:family="table-column">
      <style:table-column-properties style:column-width="4.325cm" style:rel-column-width="245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ACK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Ack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Constructor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Standard"><text:span text:style-name="T1">motd</text:span></text:p>
                </table:table-cell>
                <table:table-cell table:style-name="Table3.B2.2.1" office:value-type="string">
                  <text:p text:style-name="Standard">No soy un hombre, soy un campo de batalla</text:p>
                </table:table-cell>
              </table:table-row>
              <table:table-row>
                <table:table-cell table:style-name="Table3.B2.1.1" office:value-type="string">
                  <text:p text:style-name="Standard"><text:span text:style-name="T1">sign</text:span></text:p>
                </table:table-cell>
                <table:table-cell table:style-name="Table3.B2.2.1" office:value-type="string">
                  <text:p text:style-name="Standard">aabbcc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Standard"><text:s/>&lt;ack version="0"&gt;</text:p>
      <text:p text:style-name="Standard"><text:tab/>&lt;motd&gt;No soy un hombre, soy un campo de batalla&lt;/motd&gt;</text:p>
      <text:p text:style-name="Standard"><text:tab/>&lt;sign&gt;aabbcc&lt;/sign&gt;</text:p>
      <text:p text:style-name="Standard"><text:tab/>&lt;permissions /&gt;</text:p>
      <text:p text:style-name="Standard">&lt;/ack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6:45:45</dc:date>
    <dc:language>es-CO</dc:language>
    <meta:editing-cycles>24</meta:editing-cycles>
    <meta:editing-duration>PT15M34S</meta:editing-duration>
    <meta:template xlink:type="simple" xlink:actuate="onRequest" xlink:role="template" xlink:href="../../../../.ooo-2.0/user/template/prueba_unitaria.ott" xlink:title="prueba_unitaria" meta:date="2007-02-07T16:16:29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4" meta:word-count="85" meta:character-count="530"/>
  </office:meta>
</office:document-meta>
</file>